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86mm"/>
    </style:style>
    <style:style style:name="co2" style:family="table-column">
      <style:table-column-properties fo:break-before="auto" style:column-width="58.58mm"/>
    </style:style>
    <style:style style:name="co3" style:family="table-column">
      <style:table-column-properties fo:break-before="auto" style:column-width="35.49mm"/>
    </style:style>
    <style:style style:name="co4" style:family="table-column">
      <style:table-column-properties fo:break-before="auto" style:column-width="43.99mm"/>
    </style:style>
    <style:style style:name="co5" style:family="table-column">
      <style:table-column-properties fo:break-before="auto" style:column-width="50.52mm"/>
    </style:style>
    <style:style style:name="co6" style:family="table-column">
      <style:table-column-properties fo:break-before="auto" style:column-width="54.22mm"/>
    </style:style>
    <style:style style:name="co7" style:family="table-column">
      <style:table-column-properties fo:break-before="auto" style:column-width="28.52mm"/>
    </style:style>
    <style:style style:name="co8" style:family="table-column">
      <style:table-column-properties fo:break-before="auto" style:column-width="12.63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4.3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edido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3366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did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02" table:default-cell-style-name="Default"/>
        <table:table-row table:style-name="ro1">
          <table:table-cell table:style-name="ce1" office:value-type="string" calcext:value-type="string">
            <text:p>Ped_id</text:p>
          </table:table-cell>
          <table:table-cell table:style-name="ce1" office:value-type="string" calcext:value-type="string">
            <text:p>Fecha_crea</text:p>
          </table:table-cell>
          <table:table-cell table:style-name="ce1" office:value-type="string" calcext:value-type="string">
            <text:p>Fecha_confirm</text:p>
          </table:table-cell>
          <table:table-cell table:style-name="ce1" office:value-type="string" calcext:value-type="string">
            <text:p>Fecha_envio</text:p>
          </table:table-cell>
          <table:table-cell table:style-name="ce1" office:value-type="string" calcext:value-type="string">
            <text:p>Fecha_entrega</text:p>
          </table:table-cell>
          <table:table-cell table:style-name="ce1" office:value-type="string" calcext:value-type="string">
            <text:p>Fecha_pago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Cli_id</text:p>
          </table:table-cell>
          <table:table-cell table:style-name="ce1" office:value-type="string" calcext:value-type="string">
            <text:p>Direccion</text:p>
          </table:table-cell>
          <table:table-cell table:style-name="ce1" office:value-type="string" calcext:value-type="string">
            <text:p>Vend_id</text:p>
          </table:table-cell>
          <table:table-cell table:number-columns-repeated="100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20-03-08T08:09:00" calcext:value-type="date">
            <text:p>2020-03-08 08:09:00</text:p>
          </table:table-cell>
          <table:table-cell table:style-name="ce4" office:value-type="date" office:date-value="2020-03-08T09:09:00" calcext:value-type="date">
            <text:p>2020-03-08 09:09:00</text:p>
          </table:table-cell>
          <table:table-cell table:style-name="ce4" office:value-type="date" office:date-value="2020-03-08T10:09:00" calcext:value-type="date">
            <text:p>2020-03-08 10:09:00</text:p>
          </table:table-cell>
          <table:table-cell table:style-name="ce4" office:value-type="date" office:date-value="2020-03-09T08:09:00" calcext:value-type="date">
            <text:p>2020-03-09 08:09:00</text:p>
          </table:table-cell>
          <table:table-cell table:style-name="ce4" office:value-type="date" office:date-value="2020-03-11T18:09:00" calcext:value-type="date">
            <text:p>2020-03-11 18:09:00</text:p>
          </table:table-cell>
          <table:table-cell table:style-name="ce3" office:value-type="string" calcext:value-type="string">
            <text:p>Entregad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uliaca P#2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0-03-08T08:29:00" calcext:value-type="date">
            <text:p>2020-03-08 08:29:00</text:p>
          </table:table-cell>
          <table:table-cell table:style-name="ce4" office:value-type="date" office:date-value="2020-03-08T10:19:00" calcext:value-type="date">
            <text:p>2020-03-08 10:19:00</text:p>
          </table:table-cell>
          <table:table-cell table:style-name="ce4" office:value-type="date" office:date-value="2020-03-08T12:19:00" calcext:value-type="date">
            <text:p>2020-03-08 12:19:00</text:p>
          </table:table-cell>
          <table:table-cell table:style-name="ce4" office:value-type="date" office:date-value="2020-03-09T07:09:00" calcext:value-type="date">
            <text:p>2020-03-09 07:09:00</text:p>
          </table:table-cell>
          <table:table-cell table:style-name="ce4" office:value-type="date" office:date-value="2020-03-11T18:09:00" calcext:value-type="date">
            <text:p>2020-03-11 18:09:00</text:p>
          </table:table-cell>
          <table:table-cell table:style-name="ce3" office:value-type="string" calcext:value-type="string">
            <text:p>Pagad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Juliaca P#2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2"/>
        </table:table-row>
        <table:table-row table:style-name="ro2" table:number-rows-repeated="1048572">
          <table:table-cell table:number-columns-repeated="1012"/>
        </table:table-row>
        <table:table-row table:style-name="ro2"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  <number:text>/</number:text>
      <number:year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Noto Sans CJK SC" style:font-family-asian="'Noto Sans CJK SC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0:23:26.004277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o" style:display-name="PageStyle_Produc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ia" style:display-name="PageStyle_Categor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dido" style:display-name="PageStyle_Pedi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milia" style:display-name="PageStyle_Famil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Producto" style:display-name="PageStyle_DProduc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iente" style:display-name="PageStyle_Clien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d_5f_det" style:display-name="PageStyle_Ped_d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ndedor" style:display-name="PageStyle_Vended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Pedido" style:display-name="PageStyle_HPedi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Bus" style:display-name="PageStyle_MBu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0T10:24:44.473336746</dc:date>
    <meta:generator>LibreOffice/6.0.7.3$Linux_X86_64 LibreOffice_project/00m0$Build-3</meta:generator>
    <meta:editing-duration>PT2M39S</meta:editing-duration>
    <meta:editing-cycles>3</meta:editing-cycles>
    <meta:document-statistic meta:table-count="1" meta:cell-count="3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d719245d-4896-49ee-97d3-894cbbdd9919</meta:user-defined>
  </office:meta>
</office:document-meta>
</file>